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71d27"/>
    </style:style>
    <style:style style:name="P2" style:family="paragraph" style:parent-style-name="Footer">
      <style:text-properties officeooo:paragraph-rsid="0022dac1"/>
    </style:style>
    <style:style style:name="P3" style:family="paragraph" style:parent-style-name="Title">
      <style:text-properties style:font-name="Liberation Sans" fo:font-size="28pt" fo:font-weight="bold" officeooo:rsid="0022dac1" officeooo:paragraph-rsid="0022dac1" style:font-name-asian="Noto Sans CJK SC" style:font-size-asian="28pt" style:font-weight-asian="bold" style:font-name-complex="FreeSans" style:font-size-complex="28pt" style:font-weight-complex="bold"/>
    </style:style>
    <style:style style:name="P4" style:family="paragraph" style:parent-style-name="Text_20_body">
      <style:text-properties fo:font-weight="normal" officeooo:rsid="0022dac1" officeooo:paragraph-rsid="0022dac1" style:font-weight-asian="normal" style:font-weight-complex="normal"/>
    </style:style>
    <style:style style:name="P5" style:family="paragraph" style:parent-style-name="Heading_20_1">
      <style:text-properties officeooo:rsid="002476db" officeooo:paragraph-rsid="002476db"/>
    </style:style>
    <style:style style:name="P6" style:family="paragraph" style:parent-style-name="Text_20_body" style:list-style-name="L1">
      <style:text-properties fo:font-weight="normal" officeooo:rsid="0022dac1" officeooo:paragraph-rsid="0022dac1" style:font-weight-asian="normal" style:font-weight-complex="normal"/>
    </style:style>
    <style:style style:name="P7" style:family="paragraph" style:parent-style-name="Text_20_body" style:list-style-name="L2">
      <style:text-properties fo:font-weight="normal" officeooo:rsid="0022dac1" officeooo:paragraph-rsid="0022dac1" style:font-weight-asian="normal" style:font-weight-complex="normal"/>
    </style:style>
    <style:style style:name="P8" style:family="paragraph" style:parent-style-name="Text_20_body">
      <style:text-properties fo:font-weight="normal" officeooo:rsid="0022dac1" officeooo:paragraph-rsid="0022dac1" style:font-weight-asian="normal" style:font-weight-complex="normal"/>
    </style:style>
    <style:style style:name="P9" style:family="paragraph" style:parent-style-name="Text_20_body" style:list-style-name="L3">
      <style:text-properties fo:font-weight="normal" officeooo:rsid="0022dac1" officeooo:paragraph-rsid="0022dac1" style:font-weight-asian="normal" style:font-weight-complex="normal"/>
    </style:style>
    <style:style style:name="P10" style:family="paragraph" style:parent-style-name="Text_20_body" style:list-style-name="L4">
      <style:text-properties fo:font-weight="normal" officeooo:rsid="0022dac1" officeooo:paragraph-rsid="0022dac1" style:font-weight-asian="normal" style:font-weight-complex="normal"/>
    </style:style>
    <style:style style:name="P11" style:family="paragraph" style:parent-style-name="Text_20_body">
      <style:text-properties fo:font-weight="normal" officeooo:rsid="002476db" officeooo:paragraph-rsid="0022dac1" style:font-weight-asian="normal" style:font-weight-complex="normal"/>
    </style:style>
    <style:style style:name="P12" style:family="paragraph" style:parent-style-name="Text_20_body">
      <style:text-properties fo:font-weight="normal" officeooo:rsid="0025a931" officeooo:paragraph-rsid="0025a931" style:font-weight-asian="normal" style:font-weight-complex="normal"/>
    </style:style>
    <style:style style:name="P13" style:family="paragraph" style:parent-style-name="Text_20_body" style:list-style-name="L5">
      <style:text-properties fo:font-weight="normal" officeooo:rsid="0025a931" officeooo:paragraph-rsid="0025a931" style:font-weight-asian="normal" style:font-weight-complex="normal"/>
    </style:style>
    <style:style style:name="P14" style:family="paragraph" style:parent-style-name="Text_20_body" style:list-style-name="L2">
      <style:text-properties officeooo:paragraph-rsid="0022dac1"/>
    </style:style>
    <style:style style:name="P15" style:family="paragraph" style:parent-style-name="Text_20_body" style:list-style-name="L2">
      <style:text-properties officeooo:rsid="0022dac1" officeooo:paragraph-rsid="0022dac1"/>
    </style:style>
    <style:style style:name="P16" style:family="paragraph" style:parent-style-name="Text_20_body" style:list-style-name="L4">
      <style:text-properties officeooo:rsid="0022dac1" officeooo:paragraph-rsid="0022dac1"/>
    </style:style>
    <style:style style:name="P17" style:family="paragraph" style:parent-style-name="Text_20_body" style:list-style-name="L2">
      <style:text-properties fo:font-weight="bold" officeooo:rsid="0022dac1" officeooo:paragraph-rsid="0022dac1" style:font-weight-asian="bold" style:font-weight-complex="bold"/>
    </style:style>
    <style:style style:name="P18" style:family="paragraph" style:parent-style-name="Text_20_body" style:list-style-name="L3">
      <style:text-properties officeooo:paragraph-rsid="0022dac1"/>
    </style:style>
    <style:style style:name="P19" style:family="paragraph" style:parent-style-name="Text_20_body" style:list-style-name="L4">
      <style:text-properties officeooo:rsid="002476db" officeooo:paragraph-rsid="002476db"/>
    </style:style>
    <style:style style:name="P20" style:family="paragraph" style:parent-style-name="Text_20_body" style:list-style-name="L5">
      <style:text-properties officeooo:paragraph-rsid="0025a931"/>
    </style:style>
    <style:style style:name="T1" style:family="text">
      <style:text-properties officeooo:rsid="00171d27"/>
    </style:style>
    <style:style style:name="T2" style:family="text">
      <style:text-properties officeooo:rsid="0022dac1"/>
    </style:style>
    <style:style style:name="T3" style:family="text">
      <style:text-properties officeooo:rsid="00185a4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dac1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2dac1" style:font-weight-asian="normal" style:font-weight-complex="normal"/>
    </style:style>
    <style:style style:name="T8" style:family="text">
      <style:text-properties fo:font-weight="normal" officeooo:rsid="002476db" style:font-weight-asian="normal" style:font-weight-complex="normal"/>
    </style:style>
    <style:style style:name="T9" style:family="text">
      <style:text-properties fo:font-weight="normal" officeooo:rsid="0025a931" style:font-weight-asian="normal" style:font-weight-complex="normal"/>
    </style:style>
    <style:style style:name="T10" style:family="text">
      <style:text-properties officeooo:rsid="0025a9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inciples of Professional Practice</text:p>
      <text:p text:style-name="P4">Profession</text:p>
      <text:list xml:id="list3841205627" text:style-name="L1">
        <text:list-item>
          <text:p text:style-name="P6">There is <text:span text:style-name="T4">no single definition</text:span> for Profession</text:p>
        </text:list-item>
        <text:list-item>
          <text:p text:style-name="P6">Occupations would commonly be described as professions. Lawyers, doctors, dentists, accountants have a number of characteristics that most of them <text:span text:style-name="T4">have in common</text:span> such as having a <text:span text:style-name="T4">substantial education</text:span> and training.</text:p>
        </text:list-item>
      </text:list>
      <text:h text:style-name="P5" text:outline-level="1">Professional Practice Principles</text:h>
      <text:p text:style-name="P4">Professional Employee </text:p>
      <text:list xml:id="list2862065994" text:style-name="L2">
        <text:list-item>
          <text:p text:style-name="P14"><text:span text:style-name="T7">These are employees of a certain status, who are expected within some limits to put the </text:span><text:span text:style-name="T5">interests of the organisations</text:span><text:span text:style-name="T7"> they work for </text:span><text:span text:style-name="T5">above</text:span><text:span text:style-name="T7"> their own convenience.</text:span></text:p>
        </text:list-item>
        <text:list-item>
          <text:p text:style-name="P7">Professional Characteristics include:</text:p>
          <text:list>
            <text:list-item>
              <text:p text:style-name="P15"><text:span text:style-name="T4">Competency</text:span><text:span text:style-name="T6"> – The ability to do something successfully and efficiently</text:span></text:p>
            </text:list-item>
            <text:list-item>
              <text:p text:style-name="P15"><text:span text:style-name="T4">Ethics</text:span><text:span text:style-name="T6"> – A system of accepted rules about behaviour</text:span></text:p>
            </text:list-item>
            <text:list-item>
              <text:p text:style-name="P15"><text:span text:style-name="T4">Knowledge</text:span><text:span text:style-name="T6"> </text:span><text:span text:style-name="T4">Ability</text:span><text:span text:style-name="T6"> – The technical knowledge you acquire during your study and afterward</text:span></text:p>
            </text:list-item>
            <text:list-item>
              <text:p text:style-name="P15"><text:span text:style-name="T4">Care</text:span><text:span text:style-name="T6"> – attaching importance to something</text:span></text:p>
            </text:list-item>
            <text:list-item>
              <text:p text:style-name="P17">Pride <text:span text:style-name="T6">– Satisfaction derived from their own achievement</text:span></text:p>
            </text:list-item>
            <text:list-item>
              <text:p text:style-name="P17">Learning Ability –<text:span text:style-name="T6"> Ability and willingness to learn</text:span></text:p>
            </text:list-item>
          </text:list>
        </text:list-item>
      </text:list>
      <text:p text:style-name="P4">Professional Body</text:p>
      <text:list xml:id="list19655253" text:style-name="L3">
        <text:list-item>
          <text:p text:style-name="P18"><text:span text:style-name="T7">These usually starts by a group of people </text:span><text:span text:style-name="T5">coming together because of a shared interest</text:span><text:span text:style-name="T7"> in a particular type of activity.</text:span></text:p>
        </text:list-item>
        <text:list-item>
          <text:p text:style-name="P18"><text:span text:style-name="T7">These bodies have </text:span><text:span text:style-name="T5">ethical codes</text:span><text:span text:style-name="T7"> that place </text:span><text:span text:style-name="T5">obligations</text:span><text:span text:style-name="T7"> upon their members, e.g.: GMC for Doctors</text:span></text:p>
        </text:list-item>
        <text:list-item>
          <text:p text:style-name="P9">Examples in computing include:</text:p>
          <text:list>
            <text:list-item>
              <text:p text:style-name="P9">The British Computer Society (BCS);</text:p>
            </text:list-item>
            <text:list-item>
              <text:p text:style-name="P9">The IEEE Association</text:p>
            </text:list-item>
            <text:list-item>
              <text:p text:style-name="P9">The Association for Computing Machinery</text:p>
            </text:list-item>
          </text:list>
        </text:list-item>
      </text:list>
      <text:p text:style-name="P4">Code of Conduct</text:p>
      <text:list xml:id="list1738391076" text:style-name="L4">
        <text:list-item>
          <text:p text:style-name="P16"><text:span text:style-name="T6">A code of conduct sets out the </text:span><text:span text:style-name="T4">standards of behaviour</text:span><text:span text:style-name="T6"> that members of the body are expected to follow in their professional life.</text:span></text:p>
        </text:list-item>
        <text:list-item>
          <text:p text:style-name="P10"><text:soft-page-break/>The British Computing Society Code of Conduct covers:</text:p>
          <text:list>
            <text:list-item>
              <text:p text:style-name="P16"><text:span text:style-name="T6">Matters of Public Interest – You are required to </text:span><text:span text:style-name="T4">act under the law</text:span><text:span text:style-name="T6"> in the interest of the public, e.g.: regard public safety, privacy, copyright/intellectual property.</text:span></text:p>
            </text:list-item>
            <text:list-item>
              <text:p text:style-name="P16"><text:span text:style-name="T6">Professional Competence and Integrity – Individuals and companies only accepting work they are </text:span><text:span text:style-name="T4">able to</text:span><text:span text:style-name="T6"> undergo.</text:span></text:p>
            </text:list-item>
            <text:list-item>
              <text:p text:style-name="P16"><text:span text:style-name="T6">Duty to Relevant Authority – Behaving </text:span><text:span text:style-name="T4">professionally</text:span><text:span text:style-name="T6"> towards </text:span><text:span text:style-name="T4">relevant authorities</text:span><text:span text:style-name="T6">, e.g.: conflict of interest, </text:span><text:span text:style-name="T8">disclosing confidential information</text:span></text:p>
            </text:list-item>
            <text:list-item>
              <text:p text:style-name="P19"><text:span text:style-name="T8">D</text:span><text:span text:style-name="T6">uty to the profession – Impress on members what is expected of them in order to </text:span><text:span text:style-name="T4">uphold the reputation</text:span><text:span text:style-name="T6"> of the British Computing Society</text:span></text:p>
            </text:list-item>
          </text:list>
        </text:list-item>
      </text:list>
      <text:p text:style-name="P12"/>
      <text:p text:style-name="P12">Case Study: Abusive Workplace Behaviour</text:p>
      <text:list xml:id="list3465081336" text:style-name="L5">
        <text:list-item>
          <text:p text:style-name="P13">Specifically only the female members of the group have been targetted, creating an abusive work environment around the group, originating from Max.</text:p>
        </text:list-item>
        <text:list-item>
          <text:p text:style-name="P13">Breach of the first part of the BCS Code of Conduct, where there is discrimination based on gender.</text:p>
        </text:list-item>
        <text:list-item>
          <text:p text:style-name="P20"><text:span text:style-name="T9">As a manager, Jean has failed to try to improve professional standards and also not notifying the relevant authority about reported abuse.</text:span></text:p>
        </text:list-item>
      </text:list>
      <text:p text:style-name="P11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71d27"/>
    </style:style>
    <style:style style:name="MP2" style:family="paragraph" style:parent-style-name="Footer">
      <style:text-properties officeooo:paragraph-rsid="0022dac1"/>
    </style:style>
    <style:style style:name="MT1" style:family="text">
      <style:text-properties officeooo:rsid="00171d27"/>
    </style:style>
    <style:style style:name="MT2" style:family="text">
      <style:text-properties officeooo:rsid="0022dac1"/>
    </style:style>
    <style:style style:name="MT3" style:family="text">
      <style:text-properties officeooo:rsid="00185a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</text:span><text:span text:style-name="MT2">IPP</text:span><text:span text:style-name="MT1"><text:tab/></text:span><text:span text:style-name="MT2">Introduction to Professional Practice</text:span><text:span text:style-name="MT1"><text:tab/></text:span><text:span text:style-name="MT2">04</text:span><text:span text:style-name="MT1">/</text:span><text:span text:style-name="MT2">10</text:span><text:span text:style-name="MT1">/2020</text:span></text:p>
      </style:header>
      <style:footer>
        <text:p text:style-name="MP2"><text:span text:style-name="MT3">Aaron Patrick Monte<text:tab/></text:span><text:span text:style-name="MT2">Principles of Professional <text:s/>Practice</text:span><text:span text:style-name="MT3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08:45:18.929843691</meta:creation-date>
    <dc:date>2020-10-04T14:26:28.362745142</dc:date>
    <meta:editing-duration>PT18M4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2" meta:paragraph-count="34" meta:word-count="400" meta:character-count="2595" meta:non-whitespace-character-count="2242"/>
  </office:meta>
</office:document-meta>
</file>